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style:page-number="auto" fo:break-before="page"/>
      <style:text-properties fo:language="fi" fo:country="FI"/>
    </style:style>
    <style:style style:name="P2" style:family="paragraph" style:parent-style-name="Normal">
      <style:text-properties fo:language="fi" fo:country="F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bedded System Project</text:p>
      <text:p text:style-name="P2"/>
      <text:p text:style-name="P2">Documentation</text:p>
      <text:p text:style-name="P2"/>
      <text:p text:style-name="Normal">Parts : Manufacturer, delivered product, soldering</text:p>
      <text:p text:style-name="Normal"/>
      <text:p text:style-name="Normal">Manufacturer</text:p>
      <text:p text:style-name="Normal"/>
      <text:p text:style-name="Normal">Manufacturer part was a fun and decision making part of the project we looked into several manufacturers and while doing that we were given some criteria to select the manufacturer. Those criteria were, European manufacturer, do not pay shipping cost, price shouldn’t be too expensive. Well these gave us some hard time because most cheap manufacturers were from china and other Asian parts of the world, some European manufacturer do it for cheaper price but their shipping was too long , in the end we selected Aisler , they gave us the quote for 35€ for three PCB so we selected it .</text:p>
      <text:p text:style-name="Normal"/>
      <text:p text:style-name="Normal">Issues: the shipping took too long than we expected and we didn’t choose tracking so we got some post retransfer issues.</text:p>
      <text:p text:style-name="Normal">Delivered Product:</text:p>
      <text:p text:style-name="Normal"/>
      <text:p text:style-name="Normal">Delivery of the product was nice and clean, it was exactly what we expected but then we found out the traces we made was smaller for some components but that’s other part issues will be covered there.</text:p>
      <text:p text:style-name="Normal"/>
      <text:p text:style-name="Normal">Soldering.</text:p>
      <text:p text:style-name="Normal">This was my favorite part of this project, while soldering we were able to solder many components easily using the air gun <text:s/>using the hot air gun was pretty new and we had to learn some technics on how not to burn some components, when it came to some components like mosfets and the shunt resistor the traces were too small . </text:p>
      <text:p text:style-name="Normal"/>
      <text:p text:style-name="Normal">Issues: traces were too small for mosfets and the shunt resistor, burnt the temperature sensor.</text:p>
      <text:p text:style-name="Normal"/>
      <text:p text:style-name="Normal">Fix: we couldn’t do anything for the mosfets but we attached extra wires to the shunt resistor and made it work , for the burnt temperature sensor <text:s/>luckily we had 2 so we used the other one, so now we learnt a lesson to double check and be more careful to create traces which can be actually soldered to the components.</text:p>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09in" svg:stroke-color="#042433" svg:stroke-opacity="100%"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25in" fo:margin-bottom="0.0555in"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111in" fo:margin-bottom="0.0555in"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11in" fo:margin-bottom="0.0555in" style:contextual-spacing="false" fo:keep-together="always" fo:hyphenation-ladder-count="no-limit" fo:hyphenation-keep="auto" loext:hyphenation-keep-type="column" loext:hyphenation-keep-line="false" fo:keep-with-next="always"/>
      <style:text-properties fo:color="#0f4761" loext:opacity="100%" fo:font-size="14pt"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0555in" fo:margin-bottom="0.028in" style:contextual-spacing="false" fo:keep-together="always" fo:hyphenation-ladder-count="no-limit" fo:hyphenation-keep="auto" loext:hyphenation-keep-type="column" loext:hyphenation-keep-line="false" fo:keep-with-next="always"/>
      <style:text-properties fo:color="#0f4761"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0555in" fo:margin-bottom="0.028in" style:contextual-spacing="false" fo:keep-together="always" fo:hyphenation-ladder-count="no-limit" fo:hyphenation-keep="auto" loext:hyphenation-keep-type="column" loext:hyphenation-keep-line="false" fo:keep-with-next="always"/>
      <style:text-properties fo:color="#0f4761"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595959"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595959"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keep-together="always" fo:hyphenation-ladder-count="no-limit" fo:hyphenation-keep="auto" loext:hyphenation-keep-type="column" loext:hyphenation-keep-line="false" fo:keep-with-next="always"/>
      <style:text-properties fo:color="#272727" loext:opacity="100%" fo:font-style="italic" style:font-name-asian="Times New Roman" style:font-family-asian="'Times New Roman'" style:font-family-generic-asian="roman" style:font-pitch-asian="variable"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keep-together="always" fo:hyphenation-ladder-count="no-limit" fo:hyphenation-keep="auto" loext:hyphenation-keep-type="column" loext:hyphenation-keep-line="false" fo:keep-with-next="always"/>
      <style:text-properties fo:color="#272727" loext:opacity="100%"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hyphenation-ladder-count="no-limit" fo:hyphenation-keep="auto" loext:hyphenation-keep-type="column" loext:hyphenation-keep-line="false"/>
      <style:text-properties style:font-name="Aptos Display" fo:font-family="'Aptos Display'" style:font-family-generic="swiss" style:font-pitch="variable" fo:font-size="28pt" fo:letter-spacing="-0.0071in" style:font-name-asian="Times New Roman" style:font-family-asian="'Times New Roman'" style:font-family-generic-asian="roman" style:font-pitch-asian="variable" style:font-size-asian="28pt"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102in"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111in" fo:margin-bottom="0in"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0.6in" fo:margin-right="0.6in" fo:margin-top="0.25in" fo:margin-bottom="0.25in" style:contextual-spacing="false" fo:text-align="center" style:justify-single-word="false" fo:hyphenation-ladder-count="no-limit" fo:hyphenation-keep="auto" loext:hyphenation-keep-type="column" loext:hyphenation-keep-line="false" fo:padding-left="0in" fo:padding-right="0in" fo:padding-top="0.139in" fo:padding-bottom="0.139in"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nisekaran Sujatha, Ganeshram</meta:initial-creator>
    <meta:creation-date>2025-11-18T23:08:00Z</meta:creation-date>
    <dc:date>2025-11-19T01:13:45.598678300</dc:date>
    <meta:editing-cycles>3</meta:editing-cycles>
    <meta:editing-duration>PT46S</meta:editing-duration>
    <meta:document-statistic meta:table-count="0" meta:image-count="0" meta:object-count="0" meta:page-count="1" meta:paragraph-count="12" meta:word-count="313" meta:character-count="1773" meta:non-whitespace-character-count="1469"/>
    <meta:template xlink:type="simple" xlink:actuate="onRequest" xlink:title="" xlink:href="Normal.dotm"/>
  </office:meta>
</office:document-meta>
</file>